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>
      <style:text-properties officeooo:paragraph-rsid="001e68da"/>
    </style:style>
    <style:style style:name="P2" style:family="paragraph" style:parent-style-name="Standard">
      <style:text-properties officeooo:rsid="00202e8d" officeooo:paragraph-rsid="00202e8d"/>
    </style:style>
    <style:style style:name="P3" style:family="paragraph" style:parent-style-name="Standard">
      <style:text-properties officeooo:rsid="00217268" officeooo:paragraph-rsid="00217268"/>
    </style:style>
    <style:style style:name="P4" style:family="paragraph" style:parent-style-name="Standard">
      <style:text-properties officeooo:rsid="0021e3b9" officeooo:paragraph-rsid="0021e3b9"/>
    </style:style>
    <style:style style:name="P5" style:family="paragraph" style:parent-style-name="Standard">
      <style:text-properties officeooo:rsid="00224447" officeooo:paragraph-rsid="00224447"/>
    </style:style>
    <style:style style:name="P6" style:family="paragraph" style:parent-style-name="Standard" style:list-style-name="L1">
      <style:text-properties officeooo:rsid="00202e8d" officeooo:paragraph-rsid="00202e8d"/>
    </style:style>
    <style:style style:name="P7" style:family="paragraph" style:parent-style-name="Standard" style:list-style-name="L1">
      <style:text-properties officeooo:rsid="00217268" officeooo:paragraph-rsid="00217268"/>
    </style:style>
    <style:style style:name="P8" style:family="paragraph" style:parent-style-name="Standard" style:list-style-name="L2">
      <style:text-properties officeooo:rsid="00217268" officeooo:paragraph-rsid="00217268"/>
    </style:style>
    <style:style style:name="P9" style:family="paragraph" style:parent-style-name="Standard" style:list-style-name="L4">
      <style:text-properties officeooo:rsid="00217268" officeooo:paragraph-rsid="00217268"/>
    </style:style>
    <style:style style:name="P10" style:family="paragraph" style:parent-style-name="Standard" style:list-style-name="L3">
      <style:text-properties officeooo:rsid="0021e3b9" officeooo:paragraph-rsid="0021e3b9"/>
    </style:style>
    <style:style style:name="P11" style:family="paragraph" style:parent-style-name="Text_20_body">
      <style:text-properties officeooo:rsid="0022b75b" officeooo:paragraph-rsid="0022b75b"/>
    </style:style>
    <style:style style:name="P12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rsid="0022b75b" officeooo:paragraph-rsid="0022b75b"/>
    </style:style>
    <style:style style:name="P13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fo:font-size="2pt" officeooo:rsid="0022b75b" officeooo:paragraph-rsid="0022b75b" style:font-size-asian="1.75pt" style:font-size-complex="2pt"/>
    </style:style>
    <style:style style:name="P14" style:family="paragraph" style:parent-style-name="Heading_20_1">
      <style:text-properties officeooo:paragraph-rsid="0022b75b"/>
    </style:style>
    <style:style style:name="T1" style:family="text">
      <style:text-properties officeooo:rsid="00202e8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SC 16/17 - </text:span>Android App </text:p>
      <text:p text:style-name="Subtitle">“Location and Language Aware Messenger App – LLAMA”</text:p>
      <text:p text:style-name="P12"/>
      <text:p text:style-name="P11">URL: <text:a xlink:type="simple" xlink:href="https://github.com/feberhard/LLAMA" text:style-name="Internet_20_link" text:visited-style-name="Visited_20_Internet_20_Link">https://github.com/feberhard/LLAMA</text:a></text:p>
      <text:p text:style-name="P13"/>
      <text:h text:style-name="P14" text:outline-level="1">Application description and targeted audience</text:h>
      <text:p text:style-name="P2">The LLAMA helps to communicate with persons in different languages in different locations.</text:p>
      <text:p text:style-name="P2">It is a multi-feature messenger app that allows to chat with friends in their native language, even if you don’t speak it yourself. It also contains a map, where you see other LLAMA users nearby and can start a conversation easily. Besides that you can display a lot of information about your chat partner’s location.</text:p>
      <text:p text:style-name="P2">The targeted audience for LLAMA are abroad students, tourists who want to make friends with local people, festival visitors, etc.</text:p>
      <text:p text:style-name="P2"/>
      <text:h text:style-name="Heading_20_1" text:outline-level="1">Contexts</text:h>
      <text:list xml:id="list4882481569369084996" text:style-name="L1">
        <text:list-item>
          <text:p text:style-name="P6"><text:span text:style-name="T2">Location</text:span><text:line-break/>To determine the default language and position in the map.</text:p>
        </text:list-item>
        <text:list-item>
          <text:p text:style-name="P6"><text:span text:style-name="T2">Date/Time</text:span><text:line-break/>To get the local time of your chat partners.</text:p>
        </text:list-item>
        <text:list-item>
          <text:p text:style-name="P6"><text:span text:style-name="T2">Weather</text:span><text:line-break/>To get the local weather information of your chat partners.</text:p>
        </text:list-item>
        <text:list-item>
          <text:p text:style-name="P6"><text:span text:style-name="T2">People nearby</text:span><text:line-break/>To see other users on a map.</text:p>
        </text:list-item>
        <text:list-item>
          <text:p text:style-name="P7"><text:span text:style-name="T2">Activity (= “Mood”)</text:span><text:line-break/>To see other users’ current interests (want to party, to study, to do sport, etc.)</text:p>
        </text:list-item>
      </text:list>
      <text:p text:style-name="P3"/>
      <text:h text:style-name="Heading_20_1" text:outline-level="1">Features</text:h>
      <text:list xml:id="list6701583318701716194" text:style-name="L2">
        <text:list-item>
          <text:p text:style-name="P8">Chat with each other in different languages</text:p>
        </text:list-item>
        <text:list-item>
          <text:p text:style-name="P8">Get in touch with people nearby</text:p>
        </text:list-item>
        <text:list-item>
          <text:p text:style-name="P8">Get information about your chat partners</text:p>
          <text:list>
            <text:list-item>
              <text:p text:style-name="P8">Local date/time</text:p>
            </text:list-item>
            <text:list-item>
              <text:p text:style-name="P8">Local weather</text:p>
            </text:list-item>
            <text:list-item>
              <text:p text:style-name="P8">Current mood</text:p>
            </text:list-item>
            <text:list-item>
              <text:p text:style-name="P8">Current location</text:p>
            </text:list-item>
            <text:list-item>
              <text:p text:style-name="P8">Nationality</text:p>
            </text:list-item>
            <text:list-item>
              <text:p text:style-name="P8">Known languages</text:p>
            </text:list-item>
            <text:list-item>
              <text:p text:style-name="P8">Picture</text:p>
            </text:list-item>
          </text:list>
        </text:list-item>
        <text:list-item>
          <text:p text:style-name="P8"><text:soft-page-break/>Group chats</text:p>
        </text:list-item>
        <text:list-item>
          <text:p text:style-name="P8">Multimedia content sharing</text:p>
        </text:list-item>
      </text:list>
      <text:p text:style-name="P3"/>
      <text:h text:style-name="Heading_20_1" text:outline-level="1">Implementation</text:h>
      <text:p text:style-name="P3"/>
      <text:h text:style-name="Heading_20_1" text:outline-level="1">Related Work</text:h>
      <text:list xml:id="list2706438452711148714" text:style-name="L3">
        <text:list-item>
          <text:p text:style-name="P10">chatLah<text:line-break/><text:a xlink:type="simple" xlink:href="https://play.google.com/store/apps/details?id=com.chatlah" text:style-name="Internet_20_link" text:visited-style-name="Visited_20_Internet_20_Link">https://play.google.com/store/apps/details?id=com.chatlah</text:a></text:p>
        </text:list-item>
        <text:list-item>
          <text:p text:style-name="P10">skype<text:line-break/>(Web and desktop version)</text:p>
        </text:list-item>
      </text:list>
      <text:p text:style-name="P4"/>
      <text:h text:style-name="Heading_20_1" text:outline-level="1">Future Work</text:h>
      <text:p text:style-name="P5">In future you can also make multi-language calls and images with texts in it will be translated automatically.</text:p>
      <text:p text:style-name="P3"/>
      <text:h text:style-name="Heading_20_1" text:outline-level="1">Members</text:h>
      <text:list xml:id="list5227495443354072014" text:style-name="L4">
        <text:list-item>
          <text:p text:style-name="P9">Dorfmeister Daniel<text:line-break/><text:a xlink:type="simple" xlink:href="mailto:daniel.dorfmeister@students.fh-hagenberg.at" text:style-name="Internet_20_link" text:visited-style-name="Visited_20_Internet_20_Link">daniel.dorfmeister@students.fh-hagenberg.at</text:a></text:p>
        </text:list-item>
        <text:list-item>
          <text:p text:style-name="P9">Eberhard Felix<text:line-break/><text:a xlink:type="simple" xlink:href="mailto:felix.eberhard@students.fh-hagenberg.at" text:style-name="Internet_20_link" text:visited-style-name="Visited_20_Internet_20_Link">felix.eberhard@students.fh-hagenberg.at</text:a></text:p>
        </text:list-item>
        <text:list-item>
          <text:p text:style-name="P9">Kapferer Werner<text:line-break/><text:a xlink:type="simple" xlink:href="mailto:werner.kapferer@students.fh-hagenberg.at" text:style-name="Internet_20_link" text:visited-style-name="Visited_20_Internet_20_Link">werner.kapferer@students.fh-hagenberg.at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0:41:14.159742693</meta:creation-date>
    <dc:date>2016-10-11T12:16:41.665807892</dc:date>
    <meta:editing-duration>PT8M44S</meta:editing-duration>
    <meta:editing-cycles>2</meta:editing-cycles>
    <meta:generator>LibreOffice/5.2.2.2.0$Linux_X86_64 LibreOffice_project/20m0$Build-2</meta:generator>
    <meta:document-statistic meta:table-count="0" meta:image-count="0" meta:object-count="0" meta:page-count="2" meta:paragraph-count="36" meta:word-count="266" meta:character-count="1727" meta:non-whitespace-character-count="1517"/>
  </office:meta>
</office:document-meta>
</file>